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1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808080" draw:marker-start="" draw:marker-start-width="0.303cm" draw:marker-start-center="false" draw:marker-end="" draw:marker-end-width="0.303cm" draw:marker-end-center="false" draw:fill="none" draw:fill-color="#ffff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597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draw:stroke-dash="Dashed_20__28_var_29__20_597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draw:stroke-dash="Dashed_20__28_var_29__20_597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597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solid" draw:stroke-dash="Dashed_20__28_var_29__20_597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draw:stroke-dash="Dashed_20__28_var_29__20_598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draw:stroke-dash="Dashed_20__28_var_29__20_598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solid" draw:stroke-dash="Dashed_20__28_var_29__20_598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418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none" draw:fill-color="#ffffff"/>
      <style:paragraph-properties fo:margin-left="0cm" fo:margin-right="0cm" fo:margin-top="0cm" fo:margin-bottom="0cm" fo:line-height="107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size="24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1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4.259cm" svg:y1="15.99cm" svg:x2="6.758cm" svg:y2="15.99cm">
            <text:p/>
          </draw:line>
          <draw:line draw:style-name="gr1" draw:text-style-name="P1" draw:layer="layout" svg:x1="14.259cm" svg:y1="15.578cm" svg:x2="6.758cm" svg:y2="15.578cm">
            <text:p/>
          </draw:line>
          <draw:line draw:style-name="gr1" draw:text-style-name="P1" draw:layer="layout" svg:x1="14.259cm" svg:y1="15.161cm" svg:x2="6.758cm" svg:y2="15.161cm">
            <text:p/>
          </draw:line>
          <draw:line draw:style-name="gr1" draw:text-style-name="P1" draw:layer="layout" svg:x1="14.259cm" svg:y1="14.75cm" svg:x2="6.758cm" svg:y2="14.75cm">
            <text:p/>
          </draw:line>
          <draw:line draw:style-name="gr1" draw:text-style-name="P1" draw:layer="layout" svg:x1="14.259cm" svg:y1="14.332cm" svg:x2="6.758cm" svg:y2="14.332cm">
            <text:p/>
          </draw:line>
          <draw:line draw:style-name="gr1" draw:text-style-name="P1" draw:layer="layout" svg:x1="14.259cm" svg:y1="13.921cm" svg:x2="6.758cm" svg:y2="13.921cm">
            <text:p/>
          </draw:line>
          <draw:line draw:style-name="gr1" draw:text-style-name="P1" draw:layer="layout" svg:x1="13.843cm" svg:y1="16.402cm" svg:x2="13.843cm" svg:y2="13.503cm">
            <text:p/>
          </draw:line>
          <draw:line draw:style-name="gr1" draw:text-style-name="P1" draw:layer="layout" svg:x1="13.427cm" svg:y1="16.402cm" svg:x2="13.427cm" svg:y2="13.503cm">
            <text:p/>
          </draw:line>
          <draw:line draw:style-name="gr1" draw:text-style-name="P1" draw:layer="layout" svg:x1="13.006cm" svg:y1="16.402cm" svg:x2="13.006cm" svg:y2="13.503cm">
            <text:p/>
          </draw:line>
          <draw:line draw:style-name="gr1" draw:text-style-name="P1" draw:layer="layout" svg:x1="12.591cm" svg:y1="16.402cm" svg:x2="12.591cm" svg:y2="13.503cm">
            <text:p/>
          </draw:line>
          <draw:line draw:style-name="gr1" draw:text-style-name="P1" draw:layer="layout" svg:x1="12.177cm" svg:y1="16.402cm" svg:x2="12.177cm" svg:y2="13.503cm">
            <text:p/>
          </draw:line>
          <draw:line draw:style-name="gr1" draw:text-style-name="P1" draw:layer="layout" svg:x1="11.758cm" svg:y1="16.402cm" svg:x2="11.758cm" svg:y2="13.503cm">
            <text:p/>
          </draw:line>
          <draw:line draw:style-name="gr1" draw:text-style-name="P1" draw:layer="layout" svg:x1="11.341cm" svg:y1="16.402cm" svg:x2="11.341cm" svg:y2="13.503cm">
            <text:p/>
          </draw:line>
          <draw:line draw:style-name="gr1" draw:text-style-name="P1" draw:layer="layout" svg:x1="10.924cm" svg:y1="16.402cm" svg:x2="10.924cm" svg:y2="13.503cm">
            <text:p/>
          </draw:line>
          <draw:line draw:style-name="gr1" draw:text-style-name="P1" draw:layer="layout" svg:x1="10.507cm" svg:y1="16.402cm" svg:x2="10.507cm" svg:y2="13.503cm">
            <text:p/>
          </draw:line>
          <draw:line draw:style-name="gr1" draw:text-style-name="P1" draw:layer="layout" svg:x1="10.092cm" svg:y1="16.402cm" svg:x2="10.092cm" svg:y2="13.503cm">
            <text:p/>
          </draw:line>
          <draw:line draw:style-name="gr1" draw:text-style-name="P1" draw:layer="layout" svg:x1="9.674cm" svg:y1="16.402cm" svg:x2="9.674cm" svg:y2="13.503cm">
            <text:p/>
          </draw:line>
          <draw:line draw:style-name="gr1" draw:text-style-name="P1" draw:layer="layout" svg:x1="9.255cm" svg:y1="16.402cm" svg:x2="9.255cm" svg:y2="13.503cm">
            <text:p/>
          </draw:line>
          <draw:line draw:style-name="gr1" draw:text-style-name="P1" draw:layer="layout" svg:x1="8.838cm" svg:y1="16.402cm" svg:x2="8.838cm" svg:y2="13.503cm">
            <text:p/>
          </draw:line>
          <draw:line draw:style-name="gr1" draw:text-style-name="P1" draw:layer="layout" svg:x1="8.425cm" svg:y1="16.402cm" svg:x2="8.425cm" svg:y2="13.503cm">
            <text:p/>
          </draw:line>
          <draw:line draw:style-name="gr1" draw:text-style-name="P1" draw:layer="layout" svg:x1="8.009cm" svg:y1="16.402cm" svg:x2="8.009cm" svg:y2="13.503cm">
            <text:p/>
          </draw:line>
          <draw:line draw:style-name="gr1" draw:text-style-name="P1" draw:layer="layout" svg:x1="7.589cm" svg:y1="16.402cm" svg:x2="7.589cm" svg:y2="13.503cm">
            <text:p/>
          </draw:line>
          <draw:line draw:style-name="gr1" draw:text-style-name="P1" draw:layer="layout" svg:x1="7.174cm" svg:y1="16.402cm" svg:x2="7.174cm" svg:y2="13.503cm">
            <text:p/>
          </draw:line>
          <draw:g>
            <draw:line draw:style-name="gr2" draw:text-style-name="P2" draw:layer="layout" svg:x1="7.232cm" svg:y1="15.048cm" svg:x2="7.117cm" svg:y2="15.278cm">
              <text:p/>
            </draw:line>
            <draw:line draw:style-name="gr3" draw:text-style-name="P2" draw:layer="layout" svg:x1="7.289cm" svg:y1="15.221cm" svg:x2="7.059cm" svg:y2="15.106cm">
              <text:p/>
            </draw:line>
          </draw:g>
          <draw:g>
            <draw:line draw:style-name="gr4" draw:text-style-name="P2" draw:layer="layout" svg:x1="8.064cm" svg:y1="13.801cm" svg:x2="7.949cm" svg:y2="14.031cm">
              <text:p/>
            </draw:line>
            <draw:line draw:style-name="gr5" draw:text-style-name="P2" draw:layer="layout" svg:x1="8.122cm" svg:y1="13.976cm" svg:x2="7.892cm" svg:y2="13.861cm">
              <text:p/>
            </draw:line>
          </draw:g>
          <draw:g>
            <draw:line draw:style-name="gr6" draw:text-style-name="P2" draw:layer="layout" svg:x1="12.649cm" svg:y1="15.878cm" svg:x2="12.534cm" svg:y2="16.108cm">
              <text:p/>
            </draw:line>
            <draw:line draw:style-name="gr7" draw:text-style-name="P2" draw:layer="layout" svg:x1="12.706cm" svg:y1="16.05cm" svg:x2="12.476cm" svg:y2="15.935cm">
              <text:p/>
            </draw:line>
          </draw:g>
          <draw:g>
            <draw:line draw:style-name="gr8" draw:text-style-name="P2" draw:layer="layout" svg:x1="10.566cm" svg:y1="13.801cm" svg:x2="10.451cm" svg:y2="14.031cm">
              <text:p/>
            </draw:line>
            <draw:line draw:style-name="gr9" draw:text-style-name="P2" draw:layer="layout" svg:x1="10.622cm" svg:y1="13.976cm" svg:x2="10.392cm" svg:y2="13.861cm">
              <text:p/>
            </draw:line>
          </draw:g>
          <draw:frame draw:style-name="gr10" draw:text-style-name="P4" draw:layer="layout" svg:width="0.837cm" svg:height="0.668cm" svg:x="7.716cm" svg:y="13.275cm">
            <draw:text-box>
              <text:p text:style-name="P3"><text:span text:style-name="T1">A</text:span></text:p>
            </draw:text-box>
          </draw:frame>
          <draw:frame draw:style-name="gr10" draw:text-style-name="P4" draw:layer="layout" svg:width="0.837cm" svg:height="0.668cm" svg:x="10.385cm" svg:y="13.275cm">
            <draw:text-box>
              <text:p text:style-name="P3"><text:span text:style-name="T1">B</text:span></text:p>
            </draw:text-box>
          </draw:frame>
          <draw:frame draw:style-name="gr10" draw:text-style-name="P4" draw:layer="layout" svg:width="0.833cm" svg:height="0.668cm" svg:x="12.219cm" svg:y="15.322cm">
            <draw:text-box>
              <text:p text:style-name="P3"><text:span text:style-name="T1">C</text:span></text:p>
            </draw:text-box>
          </draw:frame>
          <draw:frame draw:style-name="gr10" draw:text-style-name="P4" draw:layer="layout" svg:width="0.835cm" svg:height="0.668cm" svg:x="6.881cm" svg:y="14.411cm">
            <draw:text-box>
              <text:p text:style-name="P3"><text:span text:style-name="T1">D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1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5971" draw:display-name="Dashed (var) 5971" draw:style="rect" draw:dots1="1" draw:dots1-length="0.011cm" draw:dots2="1" draw:dots2-length="0.011cm" draw:distance="0.011cm"/>
    <draw:stroke-dash draw:name="Dashed_20__28_var_29__20_5972" draw:display-name="Dashed (var) 5972" draw:style="rect" draw:dots1="1" draw:dots1-length="0.011cm" draw:dots2="1" draw:dots2-length="0.011cm" draw:distance="0.011cm"/>
    <draw:stroke-dash draw:name="Dashed_20__28_var_29__20_5973" draw:display-name="Dashed (var) 5973" draw:style="rect" draw:dots1="1" draw:dots1-length="0.011cm" draw:dots2="1" draw:dots2-length="0.011cm" draw:distance="0.011cm"/>
    <draw:stroke-dash draw:name="Dashed_20__28_var_29__20_5974" draw:display-name="Dashed (var) 5974" draw:style="rect" draw:dots1="1" draw:dots1-length="0.011cm" draw:dots2="1" draw:dots2-length="0.011cm" draw:distance="0.011cm"/>
    <draw:stroke-dash draw:name="Dashed_20__28_var_29__20_5975" draw:display-name="Dashed (var) 5975" draw:style="rect" draw:dots1="1" draw:dots1-length="0.011cm" draw:dots2="1" draw:dots2-length="0.011cm" draw:distance="0.011cm"/>
    <draw:stroke-dash draw:name="Dashed_20__28_var_29__20_5980" draw:display-name="Dashed (var) 5980" draw:style="rect" draw:dots1="1" draw:dots1-length="0.011cm" draw:dots2="1" draw:dots2-length="0.011cm" draw:distance="0.011cm"/>
    <draw:stroke-dash draw:name="Dashed_20__28_var_29__20_5981" draw:display-name="Dashed (var) 5981" draw:style="rect" draw:dots1="1" draw:dots1-length="0.011cm" draw:dots2="1" draw:dots2-length="0.011cm" draw:distance="0.011cm"/>
    <draw:stroke-dash draw:name="Dashed_20__28_var_29__20_5982" draw:display-name="Dashed (var) 598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5:20:27.909888839</meta:creation-date>
    <dc:date>2018-02-09T15:21:14.803717853</dc:date>
    <meta:editing-duration>PT48S</meta:editing-duration>
    <meta:editing-cycles>1</meta:editing-cycles>
    <meta:document-statistic meta:object-count="40"/>
    <meta:generator>LibreOffice/6.0.0.3$MacOSX_X86_64 LibreOffice_project/64a0f66915f38c6217de274f0aa8e15618924765</meta:generator>
  </office:meta>
</office:document-meta>
</file>